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文泉驿正黑" svg:font-family="文泉驿正黑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驿正黑1" svg:font-family="文泉驿正黑" style:font-family-generic="system" style:font-pitch="variable"/>
  </office:font-face-decls>
  <office:automatic-styles>
    <style:style style:name="P1" style:family="paragraph" style:parent-style-name="Standard">
      <style:text-properties style:font-name="文泉驿正黑" style:font-name-asian="文泉驿正黑" style:font-name-complex="文泉驿正黑"/>
    </style:style>
    <style:style style:name="T1" style:family="text">
      <style:text-properties style:font-name="文泉驿正黑" style:font-name-asian="文泉驿正黑" style:font-name-complex="文泉驿正黑"/>
    </style:style>
    <style:style style:name="T2" style:family="text">
      <style:text-properties style:font-name="Times New Roman" style:font-name-asian="文泉驿正黑1" style:font-name-complex="Lohit Hind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概述</text:h>
      <text:p text:style-name="Standard"><text:tab/>随着集成电路制造技术的发展，电子系统变得越来越复杂，人们已经可以把复杂的电子系统集成到一个芯片上，就是所谓的片上系统&lt;soc&gt;。片上系统集成的东西越来越多，越来越复杂，这样复杂的一个系统对设计自动化的要求越来越高。</text:p>
      <text:p text:style-name="Standard"><text:tab/>为了提高soc时代集成电路的设计效率，人们提出了基于IP复用和基于高层次综合的设计方法。IP复用技术，人们希望像搭积木一样将一个复杂的集成电路构建起来；基于高层次综合的设计，首先对电路进行比寄存器传输级&lt;RTL&gt;更抽象的描述，然后利用高层次综合工具完成到RTL电路的转换。这两中方法有各自的长处，也有各自的缺点。</text:p>
      <text:p text:style-name="Standard"><text:tab/>无论采用什么样的设计方法学，人们都需要对soc时代的复杂电子系统进行描述，以选择合适的系统架构，进行软硬件划分、算法仿真等等。描述的级别越低，细节问题就越突出，对实际系统的仿真就越精准，完成建模所消耗的时间、仿真和验证时间就越长。相反，描述的抽象级别越高，完成建模所消耗的时间就越短，但对目标系统的描述也就越不精确。计算机的运行速度是有限的，设计人员必须在速度和精确性之间做出折中。</text:p>
      <text:p text:style-name="Standard"><text:tab/>随着系统越来越复杂和相比较之下市场时间越来越紧迫，人们迫切需要一种语言单一完成全部设计。这种语言必须能够用于描述各种不同的抽象级别，能够胜任软硬件的协同设计和验证，并且仿真速度快。总之，人们对系统级描述语言的要求是：高仿真速度和建模效率、时序和行为可分开建模、支持基于接口的设计、支持软硬件混合建模、支持从系统级到门级的无缝过度、支持系统级调试和系统性能分析等。</text:p>
      <text:p text:style-name="Standard"><text:tab/>System verilog、superlog 和 systemc；二者各有优点，systemc开放，得到了较广泛支持和发展。</text:p>
      <text:h text:style-name="Heading_20_1" text:outline-level="1">systemc基本语法</text:h>
      <text:h text:style-name="Heading_20_2" text:outline-level="2">模块</text:h>
      <text:p text:style-name="Standard"><text:tab/>模块化的管理允许设计者把复杂的电子系统划分成更易管理的模块。每个模块独立进行设计和验证，然后像搭积木一样搭成更大的模块。模块能够帮助在一个有许多不同设计者的设计组里分解复杂的设计。模块允许隐藏内部设计细节，这就使设计者必须在各个模块中使用公共的接口，使整个系统容易修改和维护，从而有利于设计复用。</text:p>
      <text:p text:style-name="Standard"><text:tab/>一个模块可以包含一些其他的systemc基本元素如端口、内部信号、内部数据、子模块、进程、构造函数和析构函数等。这写元素共同定义模块所表达的功能。</text:p>
      <text:h text:style-name="Heading_20_3" text:outline-level="3">模块定义</text:h>
      <text:p text:style-name="Standard"><text:tab/>有三种：</text:p>
      <text:p text:style-name="Standard"><text:tab/>SC_MODULE(MMU)</text:p>
      <text:p text:style-name="Standard"><text:tab/>{</text:p>
      <text:p text:style-name="Standard"><text:tab/>}</text:p>
      <text:p text:style-name="Standard"><text:tab/>class mmu : public sc_module<text:tab/><text:tab/><text:tab/>该声明所有成员都是私有的</text:p>
      <text:p text:style-name="Standard"><text:tab/>{</text:p>
      <text:p text:style-name="Standard"><text:tab/>}</text:p>
      <text:p text:style-name="Standard"><text:soft-page-break/><text:tab/>struct mmu : public sc_module<text:tab/><text:tab/>该声明所有成员都是公有的</text:p>
      <text:p text:style-name="Standard"><text:tab/>{</text:p>
      <text:p text:style-name="Standard"><text:tab/>}</text:p>
      <text:h text:style-name="Heading_20_3" text:outline-level="3">模块端口</text:h>
      <text:p text:style-name="Standard"><text:tab/>模块之间通过端口链接。端口分为in、out和inout三种类型。可以指定端口的数据类型、允许的数据类型包括c++基本数据类型，如bool、int、short、char等；或者是systemc专有数据类型，如：sc_int、sc_unit、sc_logic等；或者是用户定义类型中任何的数据类型。例如：</text:p>
      <text:p text:style-name="Standard"><text:tab/>SC_MODULE(fifo)</text:p>
      <text:p text:style-name="Standard"><text:tab/>{</text:p>
      <text:p text:style-name="Standard"><text:tab/><text:tab/>sc_in_clk<text:tab/><text:tab/><text:tab/>clk;</text:p>
      <text:p text:style-name="Standard"><text:tab/><text:tab/>sc_in&lt;bool&gt;<text:tab/><text:tab/><text:tab/>rst;</text:p>
      <text:p text:style-name="Standard"><text:tab/><text:tab/>sc_in&lt;bool&gt;<text:tab/><text:tab/><text:tab/>wr_en;</text:p>
      <text:p text:style-name="Standard"><text:tab/><text:tab/>sc_in&lt;bool&gt;<text:tab/><text:tab/><text:tab/>rd_en;</text:p>
      <text:p text:style-name="Standard"><text:tab/><text:tab/>sc_out&lt;bool&gt;<text:tab/><text:tab/>full, almost_full;</text:p>
      <text:p text:style-name="Standard"><text:tab/><text:tab/>sc_out&lt;bool&gt;<text:tab/><text:tab/>empty,almost_empty;</text:p>
      <text:p text:style-name="Standard"><text:tab/><text:tab/>sc_out&lt;unsigned short&gt; data_count;</text:p>
      <text:p text:style-name="Standard"><text:tab/><text:tab/>sc_out&lt;int&gt;<text:tab/><text:tab/><text:tab/>dout;</text:p>
      <text:p text:style-name="Standard"><text:tab/>}</text:p>
      <text:p text:style-name="Standard"><text:tab/>systemc的类库中预先定义的端口包括sc_in, sc_out, sc_inout。同时systemc允许通过对基本端口类型sc_port&lt;IF, N&gt;扩展生成更复杂的端口。</text:p>
      <text:p text:style-name="Standard"/>
      <text:p text:style-name="Standard"><text:tab/>systemc的端口定义了与特定端口类型相关的方法，如read()和write()都是基本的端口类型sc_in, sc_out和sc_inout可以使用的方法。下面都是允许的：</text:p>
      <text:p text:style-name="Standard"><text:tab/>dout=din;</text:p>
      <text:p text:style-name="Standard"><text:tab/>dout=din.read();</text:p>
      <text:p text:style-name="Standard"><text:tab/>dout.write(din);</text:p>
      <text:p text:style-name="Standard"><text:tab/>dout.write(din.read());<text:tab/>推荐使用read()和write()方法读写，可减少类型不匹配带来的错误。</text:p>
      <text:h text:style-name="Heading_20_3" text:outline-level="3">模块信号</text:h>
      <text:p text:style-name="Standard"><text:tab/>一个顶层模块可能由几个字模块组成，这些子模块需要通过信号相互链接。信号不能用in, out或inout来声明，信号的传输方向取决于链接部分的端口状态。verilog中使用wire来定义信号。在systemc中使用sc_signal&lt;T&gt;来定义信号。</text:p>
      <text:h text:style-name="Heading_20_3" text:outline-level="3">位置关联</text:h>
      <text:p text:style-name="Standard"><text:tab/>位置关联中，所有端口都是按照声明的顺序位置进行一一对应的。例如：</text:p>
      <text:p text:style-name="Standard"><text:tab/>sc_signal&lt;int&gt; a, b, result;</text:p>
      <text:p text:style-name="Standard"><text:tab/>sc_in_clk<text:tab/> <text:s text:c="2"/>clk;</text:p>
      <text:p text:style-name="Standard"/>
      <text:p text:style-name="Standard"><text:tab/>alu_p = new ALU(“ALU”);</text:p>
      <text:p text:style-name="Standard"><text:tab/>(*alu_p)(clk, a, b, result); <text:s text:c="2"/>→ <text:s text:c="3"/>按照位置一一对应；</text:p>
      <text:p text:style-name="Standard"><text:tab/>在位置关联中，已经初始化的模块的关联里每一个信号都有一个匹配的端口。关联表中的第一个信号对<text:soft-page-break/>应第一个端口，第二个信号对应第二个端口，以此类推。在这种类型的关联中，端口的声明顺序是非常重要的，如果没有完全按照顺序，就会把一个信号错误地关联到不该关联的端口上，从而导致关联错误。</text:p>
      <text:p text:style-name="Standard"><text:tab/>位置关联在一个只有少量端口的模块的初始化是非常适用的，它能够是描述简单化。对于有大量端口的模块使用位置关联比较叫危险。</text:p>
      <text:h text:style-name="Heading_20_3" text:outline-level="3">名字关联</text:h>
      <text:p text:style-name="Standard"><text:tab/>名字关联就是利用名字的一一对应来链接信号和模块的端口。如下：</text:p>
      <text:p text:style-name="Standard"><text:tab/>sc_signal&lt;int&gt; a, b, result;</text:p>
      <text:p text:style-name="Standard"><text:tab/>sc_in_clk<text:tab/> <text:s text:c="2"/>clk;</text:p>
      <text:p text:style-name="Standard"/>
      <text:p text:style-name="Standard"><text:tab/>alu_p = new ALU(“ALU”);</text:p>
      <text:p text:style-name="Standard"><text:tab/>alu_p-&gt;clk(clk);</text:p>
      <text:p text:style-name="Standard"><text:tab/>alu_p-&gt;op_a(a);</text:p>
      <text:p text:style-name="Standard"><text:tab/>alu_p-&gt;op_b(b);</text:p>
      <text:p text:style-name="Standard"><text:tab/>alu_p-&gt;out(result); <text:s/></text:p>
      <text:h text:style-name="Heading_20_3" text:outline-level="3">模块内部数据</text:h>
      <text:p text:style-name="Standard"><text:tab/>设计者可以声明内部变量来保存模块内部数据。内部数据存储类型可以是任何合法的systemc类型、c++类型和用户定义类型。一般地，在模块外部是看不到模块内部数据的，一个模块只可以通过端口来访问另一个模块。实际上，如果使用SC_MODULE()来定义模块，则默认情况下所有数据成员都是公有的，其他模块可以通过直接访问的方式来读写一个模块的内部数据。除非是极特殊情况，这种方法最好不要使用。</text:p>
      <text:h text:style-name="Heading_20_3" text:outline-level="3">模块的构造函数</text:h>
      <text:p text:style-name="Standard"><text:tab/>模块的另外一个基本组成部分就是它的构造函数，熟悉C++的读者对此并不陌生。模块的构造函数完成创建和初始化一个模块的最初工作，他在一个模块的实例被创建时就被执行。C++中的构造函数创建模块内部数据结构，并把这些数据结构初始化为已知值。在systemc中，除了完成C++中所要求的基本功能外，构造函数还用于初始化进程的类型并创建进程的敏感表。</text:p>
      <text:h text:style-name="Heading_20_3" text:outline-level="3">模块的析构函数</text:h>
      <text:p text:style-name="Text_20_body"><text:tab/>析构函数之在特殊的情况下才被使用，systemc没有专门的类似SC_CTOR的宏来处理析构函数，析构函数还是按照传统的C++的模式声明。析构函数的作用是清除构造函数申请的内存单元。</text:p>
      <text:h text:style-name="Heading_20_2" text:outline-level="2">端口和信号</text:h>
      <text:h text:style-name="Heading_20_3" text:outline-level="3">基本概念</text:h>
      <text:p text:style-name="Standard"><text:tab/>芯片通过管脚与电路版上其他芯片或者元器件通信，管脚有输入、输出和双向管脚。在systemc中，模块通过端口&lt;port&gt;与其他模块通信，端口也分为输出、输出和双向端口。一个模块的端口通过信号与其他模块的端口相连。</text:p>
      <text:p text:style-name="Standard"><text:soft-page-break/><text:tab/>systemc的信号与VHDL的信号一样引入了<text:span text:style-name="T1">▲</text:span><text:span text:style-name="T2">延迟的概念，即在同一个时间步</text:span><text:span text:style-name="T1">▲内信号的值不变，只有下一个时间步到来的时候信号的值才可能更新。</text:span></text:p>
      <text:p text:style-name="P1"><text:tab/>正常情况下，端口总是与一个且仅有一个信号相连，也可以说端口总是与一个信号绑定的。只有一个情况是特殊的，就是当一个模块被实例化时，它的端口可以直接绑定到高一层模块的端口上。</text:p>
      <text:p text:style-name="Standard"><text:tab/>Systemc端口的定义方法如下：</text:p>
      <text:p text:style-name="Standard"><text:tab/>1、输入端口：sc_in&lt;端口数据类型&gt;<text:tab/><text:tab/>端口名；</text:p>
      <text:p text:style-name="Standard"><text:tab/>2、输出端口：sc_out&lt;端口数据类型&gt;<text:tab/><text:tab/>端口名；</text:p>
      <text:p text:style-name="Standard"><text:tab/>3、双向端口：sc_inout&lt;端口数据类型&gt;<text:tab/><text:tab/>端口名；</text:p>
      <text:p text:style-name="Standard"><text:tab/>4、特殊情况：时钟的定义可以如“sc_in_clk 始终名称”</text:p>
      <text:p text:style-name="Standard"/>
      <text:p text:style-name="Standard">有时候需要声明一个端口向量，如计算机数据和地址总线，这在systemc中也是被允许的</text:p>
      <text:p text:style-name="Standard">sc_in&lt;sc_logic&gt; a[32];</text:p>
      <text:p text:style-name="Standard">信号也可使用类似的声明办法</text:p>
      <text:p text:style-name="Standard">sc_signal&lt;sc_logic&gt; abus[16];</text:p>
      <text:h text:style-name="Heading_20_3" text:outline-level="3">端口和信号的读写</text:h>
      <text:p text:style-name="Standard"><text:tab/>在systemc中端口的读写可以是与verilog一样的赋值，如果定义了：</text:p>
      <text:p text:style-name="Standard"><text:tab/>sc_in&lt;bool&gt; data_in;</text:p>
      <text:p text:style-name="Standard"><text:tab/>那么，在进程中可以进行如下读写操作；</text:p>
      <text:p text:style-name="Standard"><text:tab/>if (data_in == TRUE) { <text:s text:c="2"/>}</text:p>
      <text:p text:style-name="Standard"/>
      <text:p text:style-name="Standard"><text:tab/>另外，systemc中对端口还定义了read()和write()助手函数，以帮助完成可能需要的隐式类型转换。</text:p>
      <text:p text:style-name="Standard"><text:tab/>If (data_in.read() == TRUE) { <text:s text:c="3"/>}</text:p>
      <text:p text:style-name="Standard"><text:tab/>对于需要隐式类型转换的场合，只能用助手函数read和write进行操作。</text:p>
      <text:p text:style-name="Standard"/>
      <text:p text:style-name="Standard"><text:tab/>如下，直接赋值是非法的，使用助手函数是允许的</text:p>
      <text:p text:style-name="Standard"><text:tab/>sc_in&lt;int&gt; data_out;</text:p>
      <text:p text:style-name="Standard"/>
      <text:p text:style-name="Standard"><text:tab/>data_out = data_in;<text:tab/><text:tab/><text:tab/><text:tab/><text:tab/>//非法</text:p>
      <text:p text:style-name="Standard"><text:tab/>data_out.write(data_in.read());<text:tab/><text:tab/>//合法</text:p>
      <text:p text:style-name="Standard"/>
      <text:p text:style-name="Standard"><text:tab/>对于信号，上面端口赋值的方法完全适用。</text:p>
      <text:h text:style-name="Heading_20_3" text:outline-level="3">端口和信号类型</text:h>
      <text:p text:style-name="Standard"><text:tab/>端口数据类型：</text:p>
      <text:p text:style-name="Standard"><text:tab/>1、常见C++数据类型，如long、int、char、short、float、double。</text:p>
      <text:p text:style-name="Standard"><text:tab/>2、systemc专有数据类型，如sc_int&lt;n&gt;, sc_uint&lt;n&gt;, sc_bigint&lt;n&gt;, sc_biguint&lt;n&gt;, sc_bit, sc_logic, sc_bv&lt;n&gt;, sc_lv&lt;n&gt;, sc_fixed, sc_ufixed, sc_fix, sc_ufix。</text:p>
      <text:p text:style-name="Standard"><text:tab/>3、用户自定义结构</text:p>
      <text:p text:style-name="Standard"><text:tab/>4、抽象端口： <text:s text:c="2"/>sc_port&lt;虚拟继承的类&gt; arbiter_port;</text:p>
      <text:h text:style-name="Heading_20_3" text:outline-level="3"><text:soft-page-break/>端口和信号的多驱动处理</text:h>
      <text:p text:style-name="Standard"><text:tab/>systemc引入了解析逻辑向量信号来解决多驱动问题。例如：</text:p>
      <text:p text:style-name="Standard"><text:tab/>sc_in_rv&lt;n&gt; x;<text:tab/><text:tab/><text:tab/>//x被定义为n比特宽的解析逻辑向量输入端口</text:p>
      <text:p text:style-name="Standard"><text:tab/>sc_out_rv&lt;n&gt; y;<text:tab/><text:tab/><text:tab/>//y被定义为n比特宽的解析逻辑向量型输出端口</text:p>
      <text:p text:style-name="Standard"><text:tab/>sc_inout_rv&lt;n&gt; z;<text:tab/><text:tab/>//z被定义为n比特宽的解析逻辑向量型双向端口</text:p>
      <text:p text:style-name="Standard"><text:tab/>类似地，解析型信号的定义方法如下：</text:p>
      <text:p text:style-name="Standard"><text:tab/>sc_signal_rv&lt;n&gt; x;<text:tab/><text:tab/>//宽度为n比特的解析型向量信号x</text:p>
      <text:p text:style-name="Standard"/>
      <text:p text:style-name="Standard"><text:tab/>可以如下使用：</text:p>
      <text:p text:style-name="Standard"><text:tab/>sc_out_rv&lt;1&gt; out_1;</text:p>
      <text:p text:style-name="Standard"/>
      <text:p text:style-name="Standard"><text:tab/>高阻态的时候可-&gt; out_1.write(“Z”); // SC_LOGIC_Z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文泉驿正黑" svg:font-family="文泉驿正黑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文泉驿正黑1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文泉驿正黑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文泉驿正黑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王树珂 Wang)</meta:initial-creator>
    <meta:creation-date>2014-05-27T14:15:26</meta:creation-date>
    <dc:date>2014-05-27T19:56:07</dc:date>
    <dc:creator>王树珂 Wang)</dc:creator>
    <meta:editing-duration>PT3H51M12S</meta:editing-duration>
    <meta:editing-cycles>118</meta:editing-cycles>
    <meta:generator>LibreOffice/3.5$Linux_X86_64 LibreOffice_project/350m1$Build-202</meta:generator>
    <meta:document-statistic meta:table-count="0" meta:image-count="0" meta:object-count="0" meta:page-count="8" meta:paragraph-count="108" meta:word-count="798" meta:character-count="4298" meta:non-whitespace-character-count="4387"/>
  </office:meta>
</office:document-meta>
</file>